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fo:font-weight="bold" officeooo:rsid="000b857e" officeooo:paragraph-rsid="001083bf" style:font-size-asian="8.75pt" style:font-weight-asian="bold" style:font-size-complex="10pt" style:font-weight-complex="bold"/>
    </style:style>
    <style:style style:name="P2" style:family="paragraph" style:parent-style-name="Standard">
      <style:text-properties style:font-name="Courier New" fo:font-size="10pt" fo:font-weight="bold" officeooo:rsid="001b5d26" officeooo:paragraph-rsid="001083bf" style:font-size-asian="8.75pt" style:font-weight-asian="bold" style:font-size-complex="10pt" style:font-weight-complex="bold"/>
    </style:style>
    <style:style style:name="P3" style:family="paragraph" style:parent-style-name="Standard">
      <style:text-properties style:font-name="Courier New" fo:font-size="10pt" fo:font-weight="normal" officeooo:rsid="001083bf" officeooo:paragraph-rsid="001083bf" style:font-size-asian="8.75pt" style:font-weight-asian="normal" style:font-size-complex="10pt" style:font-weight-complex="normal"/>
    </style:style>
    <style:style style:name="P4" style:family="paragraph" style:parent-style-name="Standard">
      <style:text-properties style:font-name="Courier New" fo:font-size="10pt" fo:font-weight="normal" officeooo:rsid="001083bf" officeooo:paragraph-rsid="00151abb" style:font-size-asian="8.75pt" style:font-weight-asian="normal" style:font-size-complex="10pt" style:font-weight-complex="normal"/>
    </style:style>
    <style:style style:name="P5" style:family="paragraph" style:parent-style-name="Standard">
      <style:text-properties style:font-name="Courier New" fo:font-size="10pt" fo:font-weight="normal" officeooo:rsid="001083bf" officeooo:paragraph-rsid="0013fc9c" style:font-size-asian="8.75pt" style:font-weight-asian="normal" style:font-size-complex="10pt" style:font-weight-complex="normal"/>
    </style:style>
    <style:style style:name="P6" style:family="paragraph" style:parent-style-name="Standard">
      <style:text-properties style:font-name="Courier New" fo:font-size="10pt" fo:font-weight="normal" officeooo:rsid="001083bf" officeooo:paragraph-rsid="00126870" style:font-size-asian="8.75pt" style:font-weight-asian="normal" style:font-size-complex="10pt" style:font-weight-complex="normal"/>
    </style:style>
    <style:style style:name="P7" style:family="paragraph" style:parent-style-name="Standard">
      <style:text-properties style:font-name="Courier New" fo:font-size="10pt" fo:font-weight="normal" officeooo:rsid="0013fc9c" officeooo:paragraph-rsid="0013fc9c" style:font-size-asian="8.75pt" style:font-weight-asian="normal" style:font-size-complex="10pt" style:font-weight-complex="normal"/>
    </style:style>
    <style:style style:name="P8" style:family="paragraph" style:parent-style-name="Standard">
      <style:text-properties style:font-name="Courier New" fo:font-size="10pt" fo:font-weight="bold" officeooo:rsid="001b5d26" officeooo:paragraph-rsid="00126870" style:font-size-asian="8.75pt" style:font-weight-asian="bold" style:font-size-complex="10pt" style:font-weight-complex="bold"/>
    </style:style>
    <style:style style:name="T1" style:family="text">
      <style:text-properties officeooo:rsid="001b5d26"/>
    </style:style>
    <style:style style:name="T2" style:family="text">
      <style:text-properties officeooo:rsid="001083bf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style:text-underline-style="dotted" style:text-underline-width="bold" style:text-underline-color="font-color"/>
    </style:style>
    <style:style style:name="T6" style:family="text">
      <style:text-properties officeooo:rsid="0013fc9c"/>
    </style:style>
    <style:style style:name="T7" style:family="text">
      <style:text-properties officeooo:rsid="00126870"/>
    </style:style>
    <style:style style:name="T8" style:family="text">
      <style:text-properties style:text-underline-style="none"/>
    </style:style>
    <style:style style:name="T9" style:family="text">
      <style:text-properties style:text-underline-style="dotted" style:text-underline-width="bold" style:text-underline-color="font-color" officeooo:rsid="001268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4.<text:span text:style-name="T1">1</text:span><text:span text:style-name="T2">1</text:span></text:p>
      <text:p text:style-name="P1">Tema 4. Transformación Modelo Relacional</text:p>
      <text:p text:style-name="P1">Curso 25/26</text:p>
      <text:p text:style-name="P1">Adrián Campos Espejo</text:p>
      <text:p text:style-name="P1"/>
      <text:p text:style-name="P2">1. Regla de transformacion de entidades y atributos</text:p>
      <text:p text:style-name="P3"/>
      <text:p text:style-name="P3">Embarcacion(<text:span text:style-name="T3">#id</text:span>, <text:span text:style-name="T4">matricula</text:span>, tipo, dimension, nombre)</text:p>
      <text:p text:style-name="P3">Socio(<text:span text:style-name="T3">#id</text:span>, <text:span text:style-name="T4">nif</text:span>, telefono, direccion, nombre,f_ingreso)</text:p>
      <text:p text:style-name="P3">Amarre(<text:span text:style-name="T3">#id</text:span>, agua, <text:span text:style-name="T4">n_amarre</text:span>, luz, servicios)</text:p>
      <text:p text:style-name="P3">Zona(<text:span text:style-name="T3">#id</text:span>, <text:span text:style-name="T4">letra</text:span>, ancho, tipo_barco, profundidad, n_barcos)</text:p>
      <text:p text:style-name="P3">Empleado(<text:span text:style-name="T3">#id</text:span>, nombre, <text:span text:style-name="T4">nif</text:span>, telefono, especialidad, direccion)</text:p>
      <text:p text:style-name="P3"/>
      <text:p text:style-name="P2"><text:span text:style-name="T2">2</text:span>. Regla de transformacion <text:span text:style-name="T2">M:N</text:span></text:p>
      <text:p text:style-name="P2"/>
      <text:p text:style-name="P3">Embarcacion(<text:span text:style-name="T3">#id</text:span>, <text:span text:style-name="T4">matricula</text:span>, tipo, dimension, nombre)</text:p>
      <text:p text:style-name="P3">Socio(<text:span text:style-name="T3">#id</text:span>, <text:span text:style-name="T4">nif</text:span>, telefono, direccion, nombre,f_ingreso)</text:p>
      <text:p text:style-name="P3">Amarre(<text:span text:style-name="T3">#id</text:span>, agua, <text:span text:style-name="T4">n_amarre</text:span>, luz, servicios)</text:p>
      <text:p text:style-name="P3">Zona(<text:span text:style-name="T3">#id</text:span>, <text:span text:style-name="T4">letra</text:span>, ancho, tipo_barco, profundidad, n_barcos)</text:p>
      <text:p text:style-name="P3">Empleado(<text:span text:style-name="T3">#id</text:span>, nombre, <text:span text:style-name="T4">nif</text:span>, telefono, especialidad, direccion)</text:p>
      <text:p text:style-name="P3"/>
      <text:p text:style-name="P3">zona_empleado (<text:span text:style-name="T3">#zona_id, #empleado_id</text:span>, n_barcos)</text:p>
      <text:p text:style-name="P3"><text:tab/>zona_id → Zona (NOT NULL, B:R, M:C)</text:p>
      <text:p text:style-name="P3"><text:tab/>empleado_id → Empleaddo (NOT NULL, B:R, M:C)</text:p>
      <text:p text:style-name="P3"/>
      <text:p text:style-name="P3"/>
      <text:p text:style-name="P3"/>
      <text:p text:style-name="P2"><text:span text:style-name="T2">3</text:span>. Regla de transformacion <text:span text:style-name="T2">1:N</text:span></text:p>
      <text:p text:style-name="P2"/>
      <text:p text:style-name="P4">Socio(<text:span text:style-name="T3">#id</text:span>, <text:span text:style-name="T4">nif</text:span>, telefono, direccion, nombre,f_ingreso)</text:p>
      <text:p text:style-name="P3">Zona(<text:span text:style-name="T3">#id</text:span>, <text:span text:style-name="T4">letra</text:span>, ancho, tipo_barco, profundidad, n_barcos)</text:p>
      <text:p text:style-name="P3">Empleado(<text:span text:style-name="T3">#id</text:span>, nombre, <text:span text:style-name="T4">nif</text:span>, telefono, especialidad, direccion)</text:p>
      <text:p text:style-name="P5">Amarre(<text:span text:style-name="T3">#id</text:span>, agua, <text:span text:style-name="T4">n_amarre</text:span>, luz, servicios)</text:p>
      <text:p text:style-name="P3">zona_empleado (<text:span text:style-name="T3">#zona_id, #empleado_id</text:span>, n_barcos)</text:p>
      <text:p text:style-name="P3"><text:tab/>zona_id → Zona (NOT NULL, B:R, M:C)</text:p>
      <text:p text:style-name="P3"><text:tab/>empleado_id → Empleaddo (NOT NULL, B:R, M:C)</text:p>
      <text:p text:style-name="P3"/>
      <text:p text:style-name="P3">Embarcacion(<text:span text:style-name="T3">#id</text:span>, <text:span text:style-name="T4">matricula</text:span>, tipo, dimension, nombre, <text:span text:style-name="T5">socio_id</text:span>)</text:p>
      <text:p text:style-name="P3"><text:tab/>socio_id → Socio (NOT NULL, B:R, M:C)</text:p>
      <text:p text:style-name="P3"/>
      <text:p text:style-name="P6">Socio(<text:span text:style-name="T3">#id</text:span>, <text:span text:style-name="T4">nif</text:span>, telefono, direccion, nombre,f_ingreso)</text:p>
      <text:p text:style-name="P6"/>
      <text:p text:style-name="P6"/>
      <text:p text:style-name="P7">amarre_socio (<text:span text:style-name="T3">#amarre_id</text:span>, <text:span text:style-name="T5">socio_id</text:span>, fcompra)</text:p>
      <text:p text:style-name="P5"><text:tab/><text:span text:style-name="T6">amarre_id → Amarre </text:span>(NOT NULL, B:R, M:C)</text:p>
      <text:p text:style-name="P5"><text:tab/><text:span text:style-name="T6">socio_id → Socio </text:span>(NOT NULL, B:R, M:C)</text:p>
      <text:p text:style-name="P6"/>
      <text:p text:style-name="P8"/>
      <text:p text:style-name="P8"><text:span text:style-name="T2">3</text:span>. Regla de transformacion <text:span text:style-name="T2">1:</text:span><text:span text:style-name="T7">1</text:span></text:p>
      <text:p text:style-name="P6"/>
      <text:p text:style-name="P4">Socio(<text:span text:style-name="T3">#id</text:span>, <text:span text:style-name="T4">nif</text:span>, telefono, direccion, nombre,f_ingreso)</text:p>
      <text:p text:style-name="P6">Zona(<text:span text:style-name="T3">#id</text:span>, <text:span text:style-name="T4">letra</text:span>, ancho, tipo_barco, profundidad, n_barcos)</text:p>
      <text:p text:style-name="P6">Empleado(<text:span text:style-name="T3">#id</text:span>, nombre, <text:span text:style-name="T4">nif</text:span>, telefono, especialidad, direccion)</text:p>
      <text:p text:style-name="P5">Amarre(<text:span text:style-name="T3">#id</text:span>, agua, <text:span text:style-name="T4">n_amarre</text:span>, luz, servicios)</text:p>
      <text:p text:style-name="P6">zona_empleado (<text:span text:style-name="T3">#zona_id, #empleado_id</text:span>, n_barcos)</text:p>
      <text:p text:style-name="P6"><text:tab/>zona_id → Zona (NOT NULL, B:R, M:<text:span text:style-name="T7">R</text:span>)</text:p>
      <text:p text:style-name="P6"><text:tab/>empleado_id → Empleaddo (NOT NULL, B:R, M:<text:span text:style-name="T7">R</text:span>)</text:p>
      <text:p text:style-name="P6"/>
      <text:p text:style-name="P6">Embarcacion(<text:span text:style-name="T3">#id</text:span>, <text:span text:style-name="T4">matricula</text:span>, tipo, dimension, nombre, <text:span text:style-name="T5">socio_id</text:span><text:span text:style-name="T8">, </text:span><text:span text:style-name="T9">amarre_id</text:span>)</text:p>
      <text:p text:style-name="P6"><text:tab/>socio_id → Socio (NOT NULL, B:R, M:<text:span text:style-name="T7">R</text:span>)</text:p>
      <text:p text:style-name="P6"><text:tab/><text:span text:style-name="T7">amarre_id → Amarre(NOT NULL, B:R, M:R</text:span></text:p>
      <text:p text:style-name="P6"/>
      <text:p text:style-name="P6"/>
      <text:p text:style-name="P6"/>
      <text:p text:style-name="P7"><text:soft-page-break/>amarre_socio (<text:span text:style-name="T3">#amarre_id</text:span>, <text:span text:style-name="T5">socio_id</text:span>, fcompra)</text:p>
      <text:p text:style-name="P5"><text:tab/><text:span text:style-name="T6">amarre_id → Amarre </text:span>(NOT NULL, B:R, M:C)</text:p>
      <text:p text:style-name="P5"><text:tab/><text:span text:style-name="T6">socio_id → Socio </text:span>(NOT NULL, B:R, M:C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4T11:12:53.357744000</meta:creation-date>
    <dc:date>2025-11-26T09:57:25.739153200</dc:date>
    <meta:editing-duration>PT10M5S</meta:editing-duration>
    <meta:editing-cycles>4</meta:editing-cycles>
    <meta:generator>LibreOffice/25.8.2.2$Windows_X86_64 LibreOffice_project/d401f2107ccab8f924a8e2df40f573aab7605b6f</meta:generator>
    <meta:document-statistic meta:table-count="0" meta:image-count="0" meta:object-count="0" meta:page-count="2" meta:paragraph-count="47" meta:word-count="261" meta:character-count="2128" meta:non-whitespace-character-count="1901"/>
  </office:meta>
</office:document-meta>
</file>